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pple-system" svg:font-family="apple-system, BlinkMacSystemFont, Arial, sans-serif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8" style:family="paragraph" style:parent-style-name="Table_20_Contents">
      <style:text-properties fo:language="ru" fo:country="RU" fo:font-weight="normal" officeooo:rsid="000962d8" officeooo:paragraph-rsid="000962d8" style:font-weight-asian="normal" style:font-weight-complex="normal"/>
    </style:style>
    <style:style style:name="P9" style:family="paragraph" style:parent-style-name="Table_20_Contents">
      <style:text-properties fo:language="ru" fo:country="RU" fo:font-weight="normal" officeooo:rsid="000eb139" officeooo:paragraph-rsid="000eb139" style:font-weight-asian="normal" style:font-weight-complex="normal"/>
    </style:style>
    <style:style style:name="P10" style:family="paragraph" style:parent-style-name="Table_20_Contents">
      <style:text-properties fo:language="ru" fo:country="RU" fo:font-weight="normal" officeooo:rsid="0010a42f" officeooo:paragraph-rsid="0010a42f" style:font-weight-asian="normal" style:font-weight-complex="normal"/>
    </style:style>
    <style:style style:name="P11" style:family="paragraph" style:parent-style-name="Table_20_Contents">
      <style:text-properties fo:language="ru" fo:country="RU" officeooo:paragraph-rsid="000962d8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text-properties officeooo:paragraph-rsid="000c29fc"/>
    </style:style>
    <style:style style:name="P14" style:family="paragraph" style:parent-style-name="Table_20_Contents">
      <style:text-properties officeooo:paragraph-rsid="000eb139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962d8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b37ac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c29fc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0c29fc" officeooo:paragraph-rsid="000c29fc" style:font-weight-asian="normal" style:font-weight-complex="normal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0eb139" officeooo:paragraph-rsid="000eb139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en" fo:country="US" officeooo:rsid="000eb139" officeooo:paragraph-rsid="000eb139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0eb139" officeooo:paragraph-rsid="000eb139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officeooo:paragraph-rsid="000eb139" fo:hyphenate="false"/>
    </style:style>
    <style:style style:name="P23" style:family="paragraph" style:parent-style-name="Обычный_20__28_веб_29_">
      <style:paragraph-properties fo:margin-top="0cm" fo:margin-bottom="0cm" loext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962d8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style:font-style-asian="italic" style:font-weight-complex="bold"/>
    </style:style>
    <style:style style:name="T5" style:family="text">
      <style:text-properties fo:language="ru" fo:country="RU" fo:font-style="italic" officeooo:rsid="000eb139" style:font-style-asian="italic" style:font-weight-complex="bold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786af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962d8" style:font-name-asian="Times New Roman" style:font-name-complex="Times New Roman"/>
    </style:style>
    <style:style style:name="T11" style:family="text">
      <style:text-properties fo:language="ru" fo:country="RU" officeooo:rsid="000b37ac" style:font-name-asian="Times New Roman" style:font-name-complex="Times New Roman"/>
    </style:style>
    <style:style style:name="T12" style:family="text">
      <style:text-properties fo:language="ru" fo:country="RU" officeooo:rsid="000c29fc" style:font-name-asian="Times New Roman" style:font-name-complex="Times New Roman"/>
    </style:style>
    <style:style style:name="T13" style:family="text">
      <style:text-properties fo:language="ru" fo:country="RU" officeooo:rsid="0010a42f" style:font-name-asian="Times New Roman" style:font-name-complex="Times New Roman"/>
    </style:style>
    <style:style style:name="T14" style:family="text">
      <style:text-properties fo:language="ru" fo:country="RU" officeooo:rsid="000962d8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2pt" fo:language="en" fo:country="US" officeooo:rsid="000eb139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officeooo:rsid="000786af"/>
    </style:style>
    <style:style style:name="T20" style:family="text">
      <style:text-properties officeooo:rsid="000962d8"/>
    </style:style>
    <style:style style:name="T21" style:family="text">
      <style:text-properties fo:font-weight="normal" officeooo:rsid="000962d8" style:font-weight-asian="normal" style:font-weight-complex="normal"/>
    </style:style>
    <style:style style:name="T22" style:family="text">
      <style:text-properties officeooo:rsid="000eb139"/>
    </style:style>
    <style:style style:name="T23" style:family="text">
      <style:text-properties officeooo:rsid="0010a42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Университет ИТМО, <text:span text:style-name="T19">факультет программной инженерии и компьютерной техники</text:span> </text:p>
      <text:p text:style-name="P2"><text:span text:style-name="T19">Двухнедельная</text:span> отчётная работа по «Информатике»: аннотация к статье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рутько Н.А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311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5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P8">Wayland на замену X Windows System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3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7">e</text:span></text:span><text:span text:style-name="Основной_20_шрифт_20_абзаца"><text:span text:style-name="T16">-</text:span></text:span><text:span text:style-name="Основной_20_шрифт_20_абзаца"><text:span text:style-name="T17">mail</text:span></text:span><text:span text:style-name="Основной_20_шрифт_20_абзаца"><text:span text:style-name="T16">)</text:span></text:span></text:p>
            <text:p text:style-name="P23"><text:span text:style-name="T20">Микаел Григорян @</text:span>temujin</text:p>
            <text:p text:style-name="P12"/>
          </table:table-cell>
          <table:table-cell table:style-name="Таблица1.A2" office:value-type="string">
            <text:p text:style-name="P6"><text:span text:style-name="Основной_20_шрифт_20_абзаца"><text:span text:style-name="T7">Дата публикации</text:span></text:span></text:p>
            <text:p text:style-name="P6"><text:span text:style-name="Основной_20_шрифт_20_абзаца"><text:span text:style-name="T7">(не старше 201</text:span></text:span><text:span text:style-name="Основной_20_шрифт_20_абзаца"><text:span text:style-name="T8">7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9"><text:s text:c="4"/></text:span></text:span><text:span text:style-name="Основной_20_шрифт_20_абзаца"><text:span text:style-name="T1">" </text:span></text:span><text:span text:style-name="Основной_20_шрифт_20_абзаца"><text:span text:style-name="T14">9 </text:span></text:span><text:span text:style-name="Основной_20_шрифт_20_абзаца"><text:span text:style-name="T1">" <text:s/></text:span></text:span><text:span text:style-name="Основной_20_шрифт_20_абзаца"><text:span text:style-name="T14">марта <text:s text:c="2"/></text:span></text:span><text:span text:style-name="Основной_20_шрифт_20_абзаца"><text:span text:style-name="T1">201</text:span></text:span><text:span text:style-name="Основной_20_шрифт_20_абзаца"><text:span text:style-name="T14">7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6"><text:span text:style-name="Основной_20_шрифт_20_абзаца"><text:span text:style-name="T7">Размер статьи </text:span></text:span></text:p>
            <text:p text:style-name="P6"><text:span text:style-name="Основной_20_шрифт_20_абзаца"><text:span text:style-name="T7">(от 4</text:span></text:span><text:span text:style-name="Основной_20_шрифт_20_абзаца"><text:span text:style-name="T16">00</text:span></text:span><text:span text:style-name="Основной_20_шрифт_20_абзаца"><text:span text:style-name="T7"> слов)</text:span></text:span></text:p>
            <text:p text:style-name="P6"><text:span text:style-name="Основной_20_шрифт_20_абзаца"><text:span text:style-name="T14">1379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7">.</text:span></text:span><text:span text:style-name="Основной_20_шрифт_20_абзаца"><text:span text:style-name="T16">ly</text:span></text:span><text:span text:style-name="Основной_20_шрифт_20_абзаца"><text:span text:style-name="T7">, </text:span></text:span><text:span text:style-name="Основной_20_шрифт_20_абзаца"><text:span text:style-name="T16">goo</text:span></text:span><text:span text:style-name="Основной_20_шрифт_20_абзаца"><text:span text:style-name="T7">.</text:span></text:span><text:span text:style-name="Основной_20_шрифт_20_абзаца"><text:span text:style-name="T16">gl</text:span></text:span><text:span text:style-name="Основной_20_шрифт_20_абзаца"><text:span text:style-name="T7">, </text:span></text:span><text:span text:style-name="Основной_20_шрифт_20_абзаца"><text:span text:style-name="T16">tr</text:span></text:span><text:span text:style-name="Основной_20_шрифт_20_абзаца"><text:span text:style-name="T7">.</text:span></text:span><text:span text:style-name="Основной_20_шрифт_20_абзаца"><text:span text:style-name="T16">im</text:span></text:span><text:span text:style-name="Основной_20_шрифт_20_абзаца"><text:span text:style-name="T7"> и т.п.)</text:span></text:span></text:p>
            <text:p text:style-name="P14"><text:span text:style-name="Основной_20_шрифт_20_абзаца"><text:span text:style-name="T5">Полная: </text:span></text:span><text:a xlink:type="simple" xlink:href="https://habr.com/ru/post/322580/" text:style-name="Internet_20_link" text:visited-style-name="Visited_20_Internet_20_Link"><text:span text:style-name="Основной_20_шрифт_20_абзаца">https://habr.com/ru/post/322580/</text:span></text:a><text:span text:style-name="Основной_20_шрифт_20_абзаца"><text:span text:style-name="T4">; </text:span></text:span><text:span text:style-name="Основной_20_шрифт_20_абзаца"><text:span text:style-name="T5">Сокращённая:</text:span></text:span><text:span text:style-name="Основной_20_шрифт_20_абзаца"><text:span text:style-name="T4"> </text:span></text:span><text:a xlink:type="simple" xlink:href="https://bit.ly/2ohqUcY" text:style-name="Internet_20_link" text:visited-style-name="Visited_20_Internet_20_Link"><text:span text:style-name="Основной_20_шрифт_20_абзаца">https://bit.ly/2ohqUcY</text:span></text:a></text:p>
            <text:p text:style-name="P14"><text:span text:style-name="Основной_20_шрифт_20_абзаца"><text:span text:style-name="T5">(Ну зачем, они же почти одинакового размера, да даже 1ая удобнее и проще вбивается)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11"><text:span text:style-name="T21">wayland, xorg, egl, x window system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P13"><text:span text:style-name="Основной_20_шрифт_20_абзаца"><text:span text:style-name="T7">Перечень фактов, упомянутых в статье</text:span></text:span></text:p>
            <text:list xml:id="list2091523111" text:style-name="L1">
              <text:list-item>
                <text:p text:style-name="P17"><text:span text:style-name="Основной_20_шрифт_20_абзаца"><text:span text:style-name="T12">Автор упоминает свою предыдущую статью, в ко торой он рассказывал о X Window System.</text:span></text:span></text:p>
              </text:list-item>
              <text:list-item>
                <text:p text:style-name="P15"><text:span text:style-name="Основной_20_шрифт_20_абзаца"><text:span text:style-name="T10">В статье упоминаются основные композиторы </text:span></text:span><text:span text:style-name="Основной_20_шрифт_20_абзаца"><text:span text:style-name="T11">(compositor) </text:span></text:span><text:span text:style-name="Основной_20_шрифт_20_абзаца"><text:span text:style-name="T10">в контексте Wayland и краткое описание к каждому </text:span></text:span><text:span text:style-name="Основной_20_шрифт_20_абзаца"><text:span text:style-name="T12">(KWin: KDE, Mutter: GNOME, Weston, Enlightenment, Macro: MATE) из них</text:span></text:span><text:span text:style-name="Основной_20_шрифт_20_абзаца"><text:span text:style-name="T10">, а так же приводит сравнение: композиторов и дисплейных </text:span></text:span><text:span text:style-name="Основной_20_шрифт_20_абзаца"><text:span text:style-name="T12">менеджеров</text:span></text:span><text:span text:style-name="Основной_20_шрифт_20_абзаца"><text:span text:style-name="T10"> (WM — window </text:span></text:span><text:span text:style-name="Основной_20_шрифт_20_абзаца"><text:span text:style-name="T11">manager</text:span></text:span><text:span text:style-name="Основной_20_шрифт_20_абзаца"><text:span text:style-name="T10">), </text:span></text:span><text:span text:style-name="Основной_20_шрифт_20_абзаца"><text:span text:style-name="T11">не оставляя без внимания эталонный дисплейный сервер — Weston.</text:span></text:span></text:p>
              </text:list-item>
              <text:list-item>
                <text:p text:style-name="P15"><text:span text:style-name="T20">Автор даёт информацию по EGL – платформонезависимом эквиваленте OpenGL, а также его <text:s/>базовое устройство; и GLES – подмножество OpenGL для встраиваемых систем.</text:span></text:p>
              </text:list-item>
              <text:list-item>
                <text:p text:style-name="P16"><text:span text:style-name="Основной_20_шрифт_20_абзаца"><text:span text:style-name="T11">В статье достаточно подробно описывается архитектура и устройство Wayland, протокол взаимодействия между клиентами и сервером (вызов и событие), а также рассказывается о базовых принципах их работы </text:span></text:span><text:span text:style-name="Основной_20_шрифт_20_абзаца"><text:span text:style-name="T12">с кратким описанием каждого из этапов</text:span></text:span><text:span text:style-name="Основной_20_шрифт_20_абзаца"><text:span text:style-name="T11">.</text:span></text:span></text:p>
              </text:list-item>
              <text:list-item>
                <text:p text:style-name="P17"><text:span text:style-name="Основной_20_шрифт_20_абзаца"><text:span text:style-name="T12">Описывается где происходит рендеринг и взаимодействие с Wayland.</text:span></text:span></text:p>
              </text:list-item>
              <text:list-item>
                <text:p text:style-name="P17"><text:span text:style-name="Основной_20_шрифт_20_абзаца"><text:span text:style-name="T12">Рассказывается о преимуществе Wayland над X Window System за счёт того, что в нём и всего есть версии, что исключает конфликты версий, которые постоянно возникали в X Windows Server; </text:span></text:span><text:span text:style-name="Основной_20_шрифт_20_абзаца"><text:span text:style-name="T13">за счёт обновлённости и чистоты от костылей, велосипедов и легаси; за счёт обязательной компоновки. 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1152113328" text:style-name="L2">
              <text:list-item>
                <text:p text:style-name="P18">Wayland <text:span text:style-name="T22">является более чистым средством для графического интерфейса за счёт отсутствия большого количества Legacy, он минимален.</text:span></text:p>
              </text:list-item>
              <text:list-item>
                <text:p text:style-name="P19">У Wayland более удобный и обновлённый интерфейс для взаимодействия с различными интерфейсами системы.</text:p>
              </text:list-item>
              <text:list-item>
                <text:p text:style-name="P19">Wayland имеет достаточно отличный и новый подход к реализации графического интерфейса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3785930285" text:style-name="L3">
              <text:list-item>
                <text:p text:style-name="P20">Legacy! Оно везде! И от него сложно полностью отказаться в пользу Wayland.</text:p>
              </text:list-item>
              <text:list-item>
                <text:p text:style-name="P21">Большое количество ошибочных суждений о Wayland.</text:p>
              </text:list-item>
              <text:list-item>
                <text:p text:style-name="P22"><text:span text:style-name="Основной_20_шрифт_20_абзаца"><text:span text:style-name="T18">На момент написания статьи несколько сырой продукт (Но не сейчас! Хотя некоторые всё ещё сопротивляются ему (Да-да, Discord, это я тебе говорю и тому как меня послали с неработающим скрин шейрингом, ибо, цитата: “никто не пользуется Wayland”))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6">или</text:span></text:span><text:span text:style-name="Основной_20_шрифт_20_абзаца"><text:span text:style-name="T7"> анекдот о программистах</text:span></text:span></text:p>
            <text:p text:style-name="P9">Я думал, думал, что бы написать интересное, а тут вспомнил о предыдущей сходке и обсуждений разных Linux/UNIX-овых вещей и как-то меня, как человека, перешедшего на Wayland уже достаточно давно потянуло найти статейку, а я был уверен, что такая будет, ибо тема-то новенькая, и написать аннотацию по ней. Буду надеяться, что Вам мои аннотации на несколько нестандартные темы нравятся, <text:span text:style-name="T23">недавно начал читать про AST и написание парсеров, но как-то очень сложно, не до конца ещё вкурил в это, а потому и возможности написать аннотацию нету.</text:span></text:p>
            <text:p text:style-name="P10">А Wayland гораздо быстрее и удобнее чем Xorg, 2ой как-то уже больше 30 лет одной версии и там столько мусора, что даже страшно..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pple-system" svg:font-family="apple-system, BlinkMacSystemFont, Arial, sans-serif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/>
    </style:style>
    <style:style style:name="Заголовок1" style:family="paragraph" style:parent-style-name="Обычный" style:next-style-name="Text_20_body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/>
    <dc:description/>
    <dc:subject/>
    <meta:initial-creator>Vladimir Sosnin</meta:initial-creator>
    <meta:creation-date>2016-10-10T08:06:00Z</meta:creation-date>
    <dc:date>2019-10-24T04:26:09.247118965</dc:date>
    <meta:print-date>1601-01-01T00:00:00Z</meta:print-date>
    <meta:editing-cycles>7</meta:editing-cycles>
    <meta:editing-duration>PT10M10S</meta:editing-duration>
    <meta:document-statistic meta:table-count="1" meta:image-count="0" meta:object-count="0" meta:page-count="1" meta:paragraph-count="37" meta:word-count="517" meta:character-count="3566" meta:non-whitespace-character-count="3078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